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eading 1</text:p>
      <text:p text:style-name="Text_20_body">Text body</text:p>
      <text:h text:style-name="Heading_20_2" text:outline-level="2">Heading 2</text:h>
      <text:p text:style-name="Text_20_body">Text body</text:p>
      <text:h text:style-name="Heading_20_3" text:outline-level="3">Heading 3</text:h>
      <text:p text:style-name="Text_20_body">Text bo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Markus Gylling</meta:initial-creator>
    <meta:creation-date>2007-04-25T22:46:34</meta:creation-date>
    <dc:creator>Markus Gylling</dc:creator>
    <dc:date>2007-04-25T22:49:41</dc:date>
    <dc:language>sv-SE</dc:language>
    <meta:editing-cycles>3</meta:editing-cycles>
    <meta:editing-duration>PT3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2" meta:character-count="54"/>
  </office:meta>
</office:document-meta>
</file>